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cc66"/>
      <style:text-properties fo:font-size="12pt" style:font-size-asian="12pt" style:font-size-complex="12pt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style-name="ce1"/>
          <table:table-cell table:number-columns-repeated="2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style-name="ce1"/>
          <table:table-cell table:number-columns-repeated="2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style-name="ce1"/>
          <table:table-cell table:number-columns-repeated="2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style-name="ce1"/>
          <table:table-cell table:number-columns-repeated="2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style-name="ce1"/>
          <table:table-cell table:number-columns-repeated="2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style-name="ce1"/>
          <table:table-cell table:number-columns-repeated="2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style-name="ce1"/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style-name="ce1"/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style-name="ce1"/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style-name="ce1"/>
          <table:table-cell table:number-columns-repeated="2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style-name="ce1"/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ooc:=SUM([.H9:.H320])" office:value-type="float" office:value="1717">
            <text:p>1717</text:p>
          </table:table-cell>
          <table:table-cell table:style-name="ce3" table:formula="oooc:=SUM([.I9:.I320])" office:value-type="float" office:value="10724">
            <text:p>10724</text:p>
          </table:table-cell>
          <table:table-cell table:formula="oooc:=SUM([.J9:.J320])" office:value-type="float" office:value="838">
            <text:p>838</text:p>
          </table:table-cell>
          <table:table-cell table:style-name="ce3" table:formula="oooc:=SUM([.K9:.K320])" office:value-type="float" office:value="7511">
            <text:p>7511</text:p>
          </table:table-cell>
          <table:table-cell table:style-name="ce4" table:formula="oooc:=SUM([.L9:.L320])" office:value-type="float" office:value="10390">
            <text:p>10390</text:p>
          </table:table-cell>
          <table:table-cell table:style-name="ce5" table:formula="oooc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256" table:default-cell-style-name="ce6"/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- wielolinijkowe msgid/msgstr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dorobić zamianę &lt; &gt; \\u003c \\u003e w <text:s/>.po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7" office:value-type="string">
            <text:p>ja na razie dawałem zatwierdzenie</text:p>
          </table:table-cell>
          <table:table-cell table:number-columns-repeated="2"/>
          <table:table-cell table:style-name="ce8" office:value-type="string">
            <text:p>ja też :-)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- false i true: raz jest prawda i fałsz, raz tak i nie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7" office:value-type="string">
            <text:p>nie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- ujednolicić "Go", "Show" i "View"?</text:p>
          </table:table-cell>
          <table:table-cell table:number-columns-repeated="254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2010-03-11</text:date>, <text:time>23:37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2-21T22:54:27</meta:creation-date>
    <dc:date>2010-03-11T23:37:01</dc:date>
    <dc:language>pl-PL</dc:language>
    <meta:editing-cycles>54</meta:editing-cycles>
    <meta:editing-duration>PT8H23M28S</meta:editing-duration>
    <meta:user-defined meta:name="Informacja 1"/>
    <meta:user-defined meta:name="Informacja 2"/>
    <meta:user-defined meta:name="Informacja 3"/>
    <meta:user-defined meta:name="Informacja 4"/>
    <meta:document-statistic meta:table-count="2" meta:cell-count="3610"/>
  </office:meta>
</office:document-meta>
</file>